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loext:decorative="false"/>
      <style:paragraph-properties style:writing-mode="lr-tb"/>
    </style:style>
    <style:style style:name="gr2" style:family="graphic" style:parent-style-name="standard">
      <style:graphic-properties draw:stroke="none" draw:fill-color="#eeeeee" draw:textarea-vertical-align="middle" fo:min-height="3.256cm" loext:decorative="false"/>
      <style:paragraph-properties style:writing-mode="lr-tb"/>
    </style:style>
    <style:style style:name="gr3" style:family="graphic" style:parent-style-name="Shape_20_Default">
      <style:graphic-properties fo:min-height="3.538cm" fo:min-width="3.288cm" loext:decorative="false"/>
    </style:style>
    <style:style style:name="gr4" style:family="graphic" style:parent-style-name="Shape_20_Default">
      <style:graphic-properties svg:stroke-opacity="100%" fo:min-height="2.368cm" fo:min-width="2.118cm" loext:decorative="false"/>
    </style:style>
    <style:style style:name="gr5" style:family="graphic" style:parent-style-name="Shape_20_Default">
      <style:graphic-properties fo:min-height="0.872cm" fo:min-width="1.288cm" loext:decorative="false"/>
    </style:style>
    <style:style style:name="gr6" style:family="graphic" style:parent-style-name="Shape_20_Default">
      <style:graphic-properties fo:min-height="1.614cm" fo:min-width="4.057cm" fo:wrap-option="no-wrap" loext:decorative="false"/>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eeeeee"/>
      <style:paragraph-properties fo:text-align="center"/>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What fun ! =)</text:p>
          </draw:text-box>
        </draw:frame>
        <draw:frame draw:style-name="gr2" draw:text-style-name="P3" draw:layer="layout" svg:width="19cm" svg:height="3.506cm" svg:x="1cm" svg:y="3.7cm">
          <draw:text-box>
            <text:p text:style-name="P1"><text:span text:style-name="T1">Hello fun 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officeooo:annotation svg:x="0.051cm" svg:y="0cm">
          <dc:creator>LocalUser#1</dc:creator>
          <dc:date>2024-02-08T09:19:28</dc:date>
          <text:p>tSTe</text:p>
          <text:p/>
        </officeooo:annotation>
        <officeooo:annotation svg:x="2cm" svg:y="0cm">
          <dc:creator>LocalUser#2</dc:creator>
          <dc:date>2024-02-08T09:22:27</dc:date>
          <text:p>auiea</text:p>
        </officeooo:annotation>
        <officeooo:annotation svg:x="3cm" svg:y="0cm">
          <dc:creator>LocalUser#0</dc:creator>
          <dc:date>2024-02-08T11:46:27</dc:date>
          <text:p>test</text:p>
        </officeooo:annotation>
        <officeooo:annotation svg:x="4cm" svg:y="0cm">
          <dc:creator>LocalUser#3</dc:creator>
          <dc:date>2024-02-08T11:53:44</dc:date>
          <text:p>auieauie</text:p>
        </officeooo:annotati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 </meta:initial-creator>
    <meta:creation-date>2020-10-24T22:01:14.296100980</meta:creation-date>
    <dc:date>2024-03-22T17:38:37.210949791</dc:date>
    <meta:editing-duration>PT22M59S</meta:editing-duration>
    <meta:editing-cycles>9</meta:editing-cycles>
    <meta:generator>Collabora_OfficeDev/24.04.1.1$Linux_X86_64 LibreOffice_project/c3227d33ef18f090d858e93e9dc516db25995ebe</meta:generator>
    <meta:document-statistic meta:object-count="7"/>
  </office:meta>
</office:document-meta>
</file>